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mikerw</text:p>
        </text:list-item>
        <text:list-item>
          <text:p text:style-name="P2">Team name: Eureka</text:p>
        </text:list-item>
        <text:list-item>
          <text:p text:style-name="P2">Today's date: 7/6/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GitHub</text:p>
        </text:list-item>
        <text:list-item>
          <text:p text:style-name="P3">Codeanywhere</text:p>
        </text:list-item>
        <text:list-item>
          <text:p text:style-name="P3">Different fun languages</text:p>
        </text:list-item>
        <text:list-item>
          <text:p text:style-name="P3">Jekyll</text:p>
        </text:list-item>
      </text:list>
      <text:h text:style-name="Heading_20_2" text:outline-level="2">Which have you found most potentially useful?</text:h>
      <text:p text:style-name="First_20_paragraph"><text:span text:style-name="T3">GitHub</text:span></text:p>
      <text:h text:style-name="Heading_20_3" text:outline-level="3">Why?</text:h>
      <text:p text:style-name="First_20_paragraph"><text:span text:style-name="T4">Because</text:span><text:span text:style-name="T5"> </text:span><text:span text:style-name="T6">you</text:span><text:span text:style-name="T7"> </text:span><text:span text:style-name="T8">can</text:span><text:span text:style-name="T9"> </text:span><text:span text:style-name="T10">do</text:span><text:span text:style-name="T11"> </text:span><text:span text:style-name="T12">so</text:span><text:span text:style-name="T13"> </text:span><text:span text:style-name="T14">many</text:span><text:span text:style-name="T15"> </text:span><text:span text:style-name="T16">things</text:span><text:span text:style-name="T17"> </text:span><text:span text:style-name="T18">with</text:span><text:span text:style-name="T19"> </text:span><text:span text:style-name="T20">it!</text:span><text:span text:style-name="T21"> </text:span><text:span text:style-name="T22">Like</text:span><text:span text:style-name="T23"> </text:span><text:span text:style-name="T24">share</text:span><text:span text:style-name="T25"> </text:span><text:span text:style-name="T26">work</text:span><text:span text:style-name="T27"> </text:span><text:span text:style-name="T28">and</text:span><text:span text:style-name="T29"> </text:span><text:span text:style-name="T30">create</text:span><text:span text:style-name="T31"> </text:span><text:span text:style-name="T32">blog</text:span><text:span text:style-name="T33"> </text:span><text:span text:style-name="T34">posts</text:span></text:p>
      <text:h text:style-name="Heading_20_1" text:outline-level="1">What tools have been the most difficult to learn?</text:h>
      <text:list text:style-name="L4">
        <text:list-item>
          <text:p text:style-name="P4">GitHub</text:p>
        </text:list-item>
        <text:list-item>
          <text:p text:style-name="P4">Codeanywhere</text:p>
        </text:list-item>
      </text:list>
      <text:h text:style-name="Heading_20_2" text:outline-level="2">Why have they been particularly difficult to learn and use?</text:h>
      <text:p text:style-name="First_20_paragraph"><text:span text:style-name="T35">To</text:span><text:span text:style-name="T36"> </text:span><text:span text:style-name="T37">me,</text:span><text:span text:style-name="T38"> </text:span><text:span text:style-name="T39">it</text:span><text:span text:style-name="T40"> </text:span><text:span text:style-name="T41">was</text:span><text:span text:style-name="T42"> </text:span><text:span text:style-name="T43">difficult</text:span><text:span text:style-name="T44"> </text:span><text:span text:style-name="T45">learning</text:span><text:span text:style-name="T46"> </text:span><text:span text:style-name="T47">how</text:span><text:span text:style-name="T48"> </text:span><text:span text:style-name="T49">to</text:span><text:span text:style-name="T50"> </text:span><text:span text:style-name="T51">push</text:span><text:span text:style-name="T52"> </text:span><text:span text:style-name="T53">and</text:span><text:span text:style-name="T54"> </text:span><text:span text:style-name="T55">pull</text:span><text:span text:style-name="T56"> </text:span><text:span text:style-name="T57">between</text:span><text:span text:style-name="T58"> </text:span><text:span text:style-name="T59">the</text:span><text:span text:style-name="T60"> </text:span><text:span text:style-name="T61">two,</text:span><text:span text:style-name="T62"> </text:span><text:span text:style-name="T63">wanting</text:span><text:span text:style-name="T64"> </text:span><text:span text:style-name="T65">something</text:span><text:span text:style-name="T66"> </text:span><text:span text:style-name="T67">in</text:span><text:span text:style-name="T68"> </text:span><text:span text:style-name="T69">one</text:span><text:span text:style-name="T70"> </text:span><text:span text:style-name="T71">to</text:span><text:span text:style-name="T72"> </text:span><text:span text:style-name="T73">show</text:span><text:span text:style-name="T74"> </text:span><text:span text:style-name="T75">up</text:span><text:span text:style-name="T76"> </text:span><text:span text:style-name="T77">in</text:span><text:span text:style-name="T78"> </text:span><text:span text:style-name="T79">the</text:span><text:span text:style-name="T80"> </text:span><text:span text:style-name="T81">other,</text:span><text:span text:style-name="T82"> </text:span><text:span text:style-name="T83">and</text:span><text:span text:style-name="T84"> </text:span><text:span text:style-name="T85">also</text:span><text:span text:style-name="T86"> </text:span><text:span text:style-name="T87">learning</text:span><text:span text:style-name="T88"> </text:span><text:span text:style-name="T89">how</text:span><text:span text:style-name="T90"> </text:span><text:span text:style-name="T91">to</text:span><text:span text:style-name="T92"> </text:span><text:span text:style-name="T93">move</text:span><text:span text:style-name="T94"> </text:span><text:span text:style-name="T95">work</text:span><text:span text:style-name="T96"> </text:span><text:span text:style-name="T97">done</text:span><text:span text:style-name="T98"> </text:span><text:span text:style-name="T99">in</text:span><text:span text:style-name="T100"> </text:span><text:span text:style-name="T101">the</text:span><text:span text:style-name="T102"> </text:span><text:span text:style-name="T103">testing</text:span><text:span text:style-name="T104"> </text:span><text:span text:style-name="T105">branch</text:span><text:span text:style-name="T106"> </text:span><text:span text:style-name="T107">to</text:span><text:span text:style-name="T108"> </text:span><text:span text:style-name="T109">GitHub.</text:span></text:p>
      <text:h text:style-name="Heading_20_1" text:outline-level="1">What tools would you like to learn more about?</text:h>
      <text:list text:style-name="L5">
        <text:list-item>
          <text:p text:style-name="P5">GitHub</text:p>
        </text:list-item>
        <text:list-item>
          <text:p text:style-name="P5"><text:span text:style-name="T110">In</text:span><text:span text:style-name="T111"> </text:span><text:span text:style-name="T112">the</text:span><text:span text:style-name="T113"> </text:span><text:span text:style-name="T114">context</text:span><text:span text:style-name="T115"> </text:span><text:span text:style-name="T116">of</text:span><text:span text:style-name="T117"> </text:span><text:span text:style-name="T118">making</text:span><text:span text:style-name="T119"> </text:span><text:span text:style-name="T120">websites.</text:span></text:p>
        </text:list-item>
        <text:list-item>
          <text:p text:style-name="P5"><text:span text:style-name="T121">How</text:span><text:span text:style-name="T122"> </text:span><text:span text:style-name="T123">to</text:span><text:span text:style-name="T124"> </text:span><text:span text:style-name="T125">upload</text:span><text:span text:style-name="T126"> </text:span><text:span text:style-name="T127">videos</text:span><text:span text:style-name="T128"> </text:span><text:span text:style-name="T129">to</text:span><text:span text:style-name="T130"> </text:span><text:span text:style-name="T131">blog</text:span><text:span text:style-name="T132"> </text:span><text:span text:style-name="T133">posts.</text:span></text:p>
        </text:list-item>
        <text:list-item>
          <text:p text:style-name="P5"><text:span text:style-name="T134">Different</text:span><text:span text:style-name="T135"> </text:span><text:span text:style-name="T136">tabs</text:span><text:span text:style-name="T137"> </text:span><text:span text:style-name="T138">like</text:span><text:span text:style-name="T139"> </text:span><text:span text:style-name="T140">Wiki</text:span><text:span text:style-name="T141"> </text:span><text:span text:style-name="T142">and</text:span><text:span text:style-name="T143"> </text:span><text:span text:style-name="T144">Pulse.</text:span></text:p>
        </text:list-item>
        <text:list-item>
          <text:p text:style-name="P5">Codeanywhere</text:p>
        </text:list-item>
        <text:list-item>
          <text:p text:style-name="P5"><text:span text:style-name="T145">In</text:span><text:span text:style-name="T146"> </text:span><text:span text:style-name="T147">relation</text:span><text:span text:style-name="T148"> </text:span><text:span text:style-name="T149">to</text:span><text:span text:style-name="T150"> </text:span><text:span text:style-name="T151">GitHub.</text:span></text:p>
        </text:list-item>
        <text:list-item>
          <text:p text:style-name="P5"><text:span text:style-name="T152">Languages.</text:span></text:p>
        </text:list-item>
        <text:list-item>
          <text:p text:style-name="P5">*More file manipulation.</text:p>
        </text:list-item>
      </text:list>
      <text:p text:style-name="Horizontal_20_Line"/>
      <text:p text:style-name="First_20_paragraph"><text:span text:style-name="T153">When</text:span><text:span text:style-name="T154"> </text:span><text:span text:style-name="T155">you</text:span><text:span text:style-name="T156"> </text:span><text:span text:style-name="T157">are</text:span><text:span text:style-name="T158"> </text:span><text:span text:style-name="T159">finished</text:span><text:span text:style-name="T160"> </text:span><text:span text:style-name="T161">with</text:span><text:span text:style-name="T162"> </text:span><text:span text:style-name="T163">the</text:span><text:span text:style-name="T164"> </text:span><text:span text:style-name="T165">questions</text:span><text:span text:style-name="T166"> </text:span><text:span text:style-name="T167">in</text:span><text:span text:style-name="T168"> </text:span><text:span text:style-name="T169">file:</text:span></text:p>
      <text:list text:style-name="L6">
        <text:list-item>
          <text:p text:style-name="P6">I want you to change the name of the file to your GitHub username.</text:p>
        </text:list-item>
        <text:list-item>
          <text:p text:style-name="P6">You will then work as a group to convert the file to HTML, DOCX, and ODT formats, per the instructions in class.</text:p>
        </text:list-item>
        <text:list-item>
          <text:p text:style-name="P6">Then I want you to add, commit, and push your changes.</text:p>
        </text:list-item>
        <text:list-item>
          <text:p text:style-name="P6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